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36cm"/>
    </style:style>
    <style:style style:name="gr2" style:family="graphic" style:parent-style-name="standard">
      <style:graphic-properties draw:stroke="none" svg:stroke-color="#000000" draw:fill="none" draw:fill-color="#ffffff" fo:min-height="0.44cm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standard">
      <style:graphic-properties draw:stroke="none" svg:stroke-color="#000000" draw:fill="none" draw:fill-color="#ffffff" fo:min-height="1.75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svg:stroke-color="#800080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80" draw:fill="none" draw:fill-color="#ffffff" fo:min-height="0.75cm"/>
    </style:style>
    <style:style style:name="gr8" style:family="graphic" style:parent-style-name="standard">
      <style:graphic-properties draw:stroke="none" svg:stroke-color="#800080" draw:fill="none" draw:fill-color="#ffffff" fo:min-height="0.75cm"/>
    </style:style>
    <style:style style:name="gr9" style:family="graphic" style:parent-style-name="standard">
      <style:graphic-properties draw:stroke="solid" svg:stroke-color="#000000" draw:fill="none" draw:fill-color="#ffffff" fo:min-height="0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text-properties fo:color="#800080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0000"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ff0000" fo:font-size="14pt" fo:font-style="italic" style:font-size-asian="14pt" style:font-style-asian="italic" style:font-size-complex="14pt" style:font-style-complex="italic"/>
    </style:style>
    <style:style style:name="T6" style:family="text">
      <style:text-properties fo:color="#800080" fo:font-size="12pt" style:font-size-asian="12pt" style:font-size-complex="12pt"/>
    </style:style>
    <style:style style:name="T7" style:family="text">
      <style:text-properties fo:color="#ff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3cm" svg:height="1.686cm" svg:x="1cm" svg:y="0.814cm">
          <draw:text-box>
            <text:p><text:span text:style-name="T1">Stylized ssh negotiation</text:span></text:p>
            <text:p><text:span text:style-name="T2">This is a simplified representation of what happens when you logon to an ssh server using a password.</text:span></text:p>
          </draw:text-box>
        </draw:frame>
        <draw:frame draw:style-name="gr2" draw:text-style-name="P1" draw:layer="layout" svg:width="2.09cm" svg:height="0.721cm" svg:x="18.5cm" svg:y="26.3cm">
          <draw:text-box>
            <text:p text:style-name="P1"><text:span text:style-name="T2">page 3</text:span></text:p>
          </draw:text-box>
        </draw:frame>
        <draw:frame draw:style-name="gr3" draw:layer="layout" svg:width="2cm" svg:height="0.806cm" svg:x="1.8cm" svg:y="3.314cm">
          <draw:text-box>
            <text:p><text:span text:style-name="T1">Client</text:span></text:p>
          </draw:text-box>
        </draw:frame>
        <draw:frame draw:style-name="gr4" draw:layer="layout" svg:width="5.5cm" svg:height="2cm" svg:x="17.5cm" svg:y="4.3cm">
          <draw:text-box>
            <text:p><text:span text:style-name="T2">ssh_host_key.pub=”yhnu”</text:span></text:p>
            <text:p><text:span text:style-name="T3">ssh_host_key.priv=”qazw”</text:span></text:p>
            <text:p><text:span text:style-name="T2">/etc/passwd</text:span></text:p>
          </draw:text-box>
        </draw:frame>
        <draw:frame draw:style-name="gr3" draw:layer="layout" svg:width="2.5cm" svg:height="0.806cm" svg:x="18.5cm" svg:y="3.494cm">
          <draw:text-box>
            <text:p><text:span text:style-name="T1">Server</text:span></text:p>
          </draw:text-box>
        </draw:frame>
        <draw:frame draw:style-name="gr5" draw:text-style-name="P2" draw:layer="layout" svg:width="5.5cm" svg:height="1cm" svg:x="1cm" svg:y="2.2cm">
          <draw:text-box>
            <text:p text:style-name="P2"><text:span text:style-name="T4">Note: secrets are</text:span><text:span text:style-name="T5"> red</text:span></text:p>
          </draw:text-box>
        </draw:frame>
        <draw:line draw:style-name="gr6" draw:text-style-name="P3" draw:layer="layout" svg:x1="7.7cm" svg:y1="6.2cm" svg:x2="16cm" svg:y2="6.2cm">
          <text:p/>
        </draw:line>
        <draw:frame draw:style-name="gr7" draw:text-style-name="P4" draw:layer="layout" svg:width="5.5cm" svg:height="1cm" svg:x="9.7cm" svg:y="5.6cm">
          <draw:text-box>
            <text:p text:style-name="P4"><text:span text:style-name="T6">Can we talk?</text:span></text:p>
          </draw:text-box>
        </draw:frame>
        <draw:line draw:style-name="gr6" draw:text-style-name="P3" draw:layer="layout" svg:x1="15.9cm" svg:y1="7.2cm" svg:x2="7.7cm" svg:y2="7.2cm">
          <text:p/>
        </draw:line>
        <draw:frame draw:style-name="gr8" draw:text-style-name="P4" draw:layer="layout" svg:width="11.5cm" svg:height="1cm" svg:x="8.3cm" svg:y="6.5cm">
          <draw:text-box>
            <text:p text:style-name="P4"><text:span text:style-name="T6">Yes. <text:s/>Here is my public key: “yhnu”</text:span></text:p>
          </draw:text-box>
        </draw:frame>
        <draw:frame draw:style-name="gr5" draw:layer="layout" svg:width="11cm" svg:height="4.011cm" svg:x="1cm" svg:y="7.7cm">
          <draw:text-box>
            <text:p><text:span text:style-name="T2">ssh_host_key.pub=“yhnu”</text:span></text:p>
            <text:p><text:span text:style-name="T2"/></text:p>
            <text:p><text:span text:style-name="T2">Client generates a random</text:span></text:p>
            <text:p><text:span text:style-name="T2">secret session key.</text:span></text:p>
            <text:p><text:span text:style-name="T3">key_session = “edcr”</text:span></text:p>
            <text:p><text:span text:style-name="T2"/></text:p>
            <text:p><text:span text:style-name="T2">Client encrypts</text:span><text:span text:style-name="T3"> key_session</text:span><text:span text:style-name="T2"> with the server's public key.</text:span></text:p>
            <text:p><text:span text:style-name="T2">Encrypt(key=ssh_host_key.pub, msg=</text:span><text:span text:style-name="T3">”edcr”</text:span><text:span text:style-name="T2">) =&gt; “rfvt”</text:span></text:p>
          </draw:text-box>
        </draw:frame>
        <draw:line draw:style-name="gr6" draw:text-style-name="P3" draw:layer="layout" svg:x1="7.5cm" svg:y1="12.8cm" svg:x2="17cm" svg:y2="12.8cm">
          <text:p/>
        </draw:line>
        <draw:frame draw:style-name="gr8" draw:text-style-name="P4" draw:layer="layout" svg:width="11cm" svg:height="1cm" svg:x="7.3cm" svg:y="12.1cm">
          <draw:text-box>
            <text:p text:style-name="P4"><text:span text:style-name="T6">Here is a session key only you can decrypt “rfvt”</text:span></text:p>
          </draw:text-box>
        </draw:frame>
        <draw:frame draw:style-name="gr5" draw:layer="layout" svg:width="10cm" svg:height="2.131cm" svg:x="17.5cm" svg:y="12.8cm">
          <draw:text-box>
            <text:p><text:span text:style-name="T2">Server decrypts session key.</text:span></text:p>
            <text:p><text:span text:style-name="T2">Decrypt(key=</text:span><text:span text:style-name="T3">ssh_host_key.priv</text:span><text:span text:style-name="T2">, “rfvt”) =&gt; </text:span><text:span text:style-name="T3">“edcr”</text:span></text:p>
            <text:p><text:span text:style-name="T3">key_session=”edcr”</text:span></text:p>
            <text:p><text:span text:style-name="T2"/></text:p>
          </draw:text-box>
        </draw:frame>
        <draw:frame draw:style-name="gr9" draw:text-style-name="P3" draw:layer="layout" svg:width="22cm" svg:height="0.806cm" svg:x="2cm" svg:y="14.794cm">
          <draw:text-box>
            <text:p text:style-name="P3"><text:span text:style-name="T1">We have a secret shared by client and server (</text:span><text:span text:style-name="T7">key_session=”edcr”</text:span><text:span text:style-name="T1">)</text:span></text:p>
          </draw:text-box>
        </draw:frame>
        <draw:frame draw:style-name="gr5" draw:layer="layout" svg:width="15cm" svg:height="1.191cm" svg:x="1cm" svg:y="16.069cm">
          <draw:text-box>
            <text:p><text:span text:style-name="T2">Encrypt(key=</text:span><text:span text:style-name="T3">session_key</text:span><text:span text:style-name="T2">, msg=</text:span><text:span text:style-name="T3">”user1/pass123”</text:span><text:span text:style-name="T2">) </text:span></text:p>
            <text:p><text:span text:style-name="T2">=&gt; “udsepnoeuhwbd”</text:span></text:p>
          </draw:text-box>
        </draw:frame>
        <draw:line draw:style-name="gr6" draw:text-style-name="P3" draw:layer="layout" svg:x1="7.3cm" svg:y1="17.8cm" svg:x2="17.5cm" svg:y2="17.8cm">
          <text:p/>
        </draw:line>
        <draw:frame draw:style-name="gr7" draw:text-style-name="P4" draw:layer="layout" svg:width="11cm" svg:height="1cm" svg:x="8cm" svg:y="17.109cm">
          <draw:text-box>
            <text:p text:style-name="P4"><text:span text:style-name="T6">Here is my logon info “udsepnoeuhwbd”</text:span></text:p>
          </draw:text-box>
        </draw:frame>
        <draw:frame draw:style-name="gr5" draw:layer="layout" svg:width="10.5cm" svg:height="1.191cm" svg:x="17.04cm" svg:y="18.199cm">
          <draw:text-box>
            <text:p><text:span text:style-name="T2">Decrypt(key=</text:span><text:span text:style-name="T3">session_key</text:span><text:span text:style-name="T2">,msg=”udsepnoeuhwbd</text:span><text:span text:style-name="T2">”) </text:span></text:p>
            <text:p><text:span text:style-name="T2"><text:tab/></text:span><text:span text:style-name="T2">=&gt; </text:span><text:span text:style-name="T3">“user1/pass123</text:span><text:span text:style-name="T3">”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ames Long</meta:initial-creator>
    <meta:creation-date>2011-02-05T08:57:02</meta:creation-date>
    <meta:printed-by>James Long</meta:printed-by>
    <meta:print-date>2011-02-05T09:00:57</meta:print-date>
    <dc:date>2011-02-05T10:14:49</dc:date>
    <dc:creator>James Long</dc:creator>
    <meta:editing-duration>PT01H01M57S</meta:editing-duration>
    <meta:editing-cycles>5</meta:editing-cycles>
    <meta:generator>OpenOffice.org/3.2$Unix OpenOffice.org_project/320m18$Build-9502</meta:generator>
    <meta:document-statistic meta:object-count="19"/>
  </office:meta>
</office:document-meta>
</file>